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0215f24" fo:background-color="transparent" loext:char-shading-value="0" style:font-weight-asian="bold" style:font-weight-complex="bold"/>
    </style:style>
    <style:style style:name="T9" style:family="text">
      <style:text-properties fo:font-weight="bold" officeooo:rsid="0021c74e" fo:background-color="transparent" loext:char-shading-value="0" style:font-weight-asian="bold" style:font-weight-complex="bold"/>
    </style:style>
    <style:style style:name="T10" style:family="text">
      <style:text-properties fo:font-weight="bold" officeooo:rsid="00231850" fo:background-color="transparent" loext:char-shading-value="0" style:font-weight-asian="bold" style:font-weight-complex="bold"/>
    </style:style>
    <style:style style:name="T11" style:family="text">
      <style:text-properties fo:font-weight="bold" officeooo:rsid="0023c944" fo:background-color="transparent" loext:char-shading-value="0" style:font-weight-asian="bold" style:font-weight-complex="bold"/>
    </style:style>
    <style:style style:name="T12" style:family="text">
      <style:text-properties fo:font-weight="bold" officeooo:rsid="0030820d" fo:background-color="transparent" loext:char-shading-value="0" style:font-weight-asian="bold" style:font-weight-complex="bold"/>
    </style:style>
    <style:style style:name="T13" style:family="text">
      <style:text-properties fo:font-weight="bold" officeooo:rsid="0030820d" fo:background-color="transparent" loext:char-shading-value="0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fo:font-weight="bold" fo:background-color="#ce181e" loext:char-shading-value="0" style:font-weight-asian="bold" style:font-weight-complex="bold"/>
    </style:style>
    <style:style style:name="T16" style:family="text">
      <style:text-properties fo:font-weight="bold" officeooo:rsid="0030820d" fo:background-color="#ce181e" loext:char-shading-value="0" style:font-weight-asian="bold" style:font-weight-complex="bold"/>
    </style:style>
    <style:style style:name="T17" style:family="text">
      <style:text-properties officeooo:rsid="001fe094"/>
    </style:style>
    <style:style style:name="T18" style:family="text">
      <style:text-properties officeooo:rsid="00215f24"/>
    </style:style>
    <style:style style:name="T19" style:family="text">
      <style:text-properties officeooo:rsid="00231850"/>
    </style:style>
    <style:style style:name="T20" style:family="text">
      <style:text-properties officeooo:rsid="0023c944"/>
    </style:style>
    <style:style style:name="T21" style:family="text">
      <style:text-properties officeooo:rsid="00261bc4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9024f"/>
    </style:style>
    <style:style style:name="T24" style:family="text">
      <style:text-properties officeooo:rsid="00293b7b"/>
    </style:style>
    <style:style style:name="T25" style:family="text">
      <style:text-properties officeooo:rsid="00317553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43ba6" style:font-weight-asian="normal" style:font-weight-complex="normal"/>
    </style:style>
    <style:style style:name="T28" style:family="text">
      <style:text-properties fo:font-weight="normal" officeooo:rsid="0033ecfe" style:font-weight-asian="normal" style:font-weight-complex="normal"/>
    </style:style>
    <style:style style:name="T29" style:family="text">
      <style:text-properties fo:font-weight="normal" officeooo:rsid="0038a590" style:font-weight-asian="normal" style:font-weight-complex="normal"/>
    </style:style>
    <style:style style:name="T30" style:family="text">
      <style:text-properties officeooo:rsid="00343ba6"/>
    </style:style>
    <style:style style:name="T31" style:family="text">
      <style:text-properties officeooo:rsid="0038a5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ogicaAlgoritmoJavaScript</text:p>
      <text:p text:style-name="P20"><text:span text:style-name="T2">$</text:span><text:span text:style-name="T1">npm install readline-sync</text:span> →<text:span text:style-name="T23"> para o terminal aceitar input no node.js</text:span></text:p>
      <text:p text:style-name="P16">COMANDOS DE ENTRADA/SAÍDA E VARIÁVEIS</text:p>
      <text:p text:style-name="P9"><text:span text:style-name="T1">ex001 </text:span><text:span text:style-name="T26">→ MENSAGEM: Desenvolva um programa que pergunte qual pe o nome do usuário e no final mostre uma mensagem com o nome do usuário que foi digitado. Use o comando de entra e saída “console.log”.</text:span></text:p>
      <text:p text:style-name="P9"><text:span text:style-name="T1">ex002 </text:span><text:span text:style-name="T26">→ SOMA: Desenvola um programa que solicite ao usuário digitar dois números e no final apresente o resultado da soma entre os dois números.</text:span></text:p>
      <text:p text:style-name="P9"><text:span text:style-name="T1">ex003</text:span><text:span text:style-name="T26"> → MEDIA: Desenvola um programa que solicite ao usuário digitar dois números e no final apresente o resultado da média entre os dois números.</text:span></text:p>
      <text:p text:style-name="P16">OPERADORES LÓGICOS</text:p>
      <text:p text:style-name="P9"><text:span text:style-name="T1">ex004 </text:span><text:span text:style-name="T26">→ TESTE DOS TRIANGULOS: Desenvolva um programa que solicite ao usuário digitar o valor de três lados de uma forma geométrica. </text:span><text:span text:style-name="T27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17"><text:span text:style-name="T30">E</text:span>XERCÍCIOS DA <text:s/>CREUZA</text:p>
      <text:p text:style-name="P10"><text:span text:style-name="T1">ex005</text:span><text:span text:style-name="T26"> → IDADE DE CREUZA: Creuza está fazendo aniversário, mas não sabe quantas velas colocar no bolo. Ela sabe apenas o ano do seu nascimento. Ajude Creuza a solucionar este problema.</text:span></text:p>
      <text:p text:style-name="P10"><text:span text:style-name="T1">ex006 </text:span><text:span text:style-name="T26">→ DÓLARES DA CREUZA: Creuza vai viajar para os Estados Unidos e quer saber quanto vai levar em dólares. Ajude ela a descobrir quanto vai levar.</text:span></text:p>
      <text:p text:style-name="P11"><text:span text:style-name="T1">ex007 </text:span><text:span text:style-name="T26">→ </text:span><text:span text:style-name="T28">TEMPERATURA DA CREUZA: </text:span><text:span text:style-name="T26">Creuza chegou nos EUA olhou para o termômetro e viu 100 graus Fahrenheit, mas ela quer saber quanto é esta temperatura em Graus Celsius. Ajude Creuza.</text:span></text:p>
      <text:p text:style-name="P11"><text:span text:style-name="T1">ex008 </text:span><text:span text:style-name="T26">→ IMPOSTO DA CREUZA: Creuza Comprou muita muamba e quer saber quanto vai pagar de imposto.</text:span></text:p>
      <text:p text:style-name="P11"><text:span text:style-name="T6">ex009 </text:span><text:span text:style-name="T29">→ </text:span><text:span text:style-name="T26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18">ESTRUTURAS CONDICIONAIS <text:span text:style-name="T31">SIMPLES</text:span></text:p>
      <text:p text:style-name="P12"/>
      <text:p text:style-name="P13"/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15">ESTRUTURAS DE REPETIÇÃO - “<text:span text:style-name="T21">do”</text:span></text:p>
      <text:p text:style-name="P1"><text:span text:style-name="T1">ex029 </text:span>→ MINHA TABUADA: Desenvol<text:span text:style-name="T24">v</text:span>a um programa que pede para o usuário escolher um número e seja mostrado a tabuada desse número. Use o laço de repetição “do”.</text:p>
      <text:p text:style-name="P2"><text:soft-page-break/><text:span text:style-name="T1">ex030 </text:span>→ CONTA NEGATIVOS: Desenvol<text:span text:style-name="T24">v</text:span>a um programa <text:span text:style-name="T17">que receba até cinco números e no final mostre quantos números negativos foram digitados. </text:span>Use o laço de repetição “do”.</text:p>
      <text:p text:style-name="P2"><text:span text:style-name="T7">ex03</text:span><text:span text:style-name="T8">1</text:span><text:span text:style-name="T7"> </text:span>→ FATORIAL: Desenvol<text:span text:style-name="T24">v</text:span>a um programa <text:span text:style-name="T18">em que o usuário digite um número e o programa mostre o fatorial desse número. </text:span>Use o laço de repetição “do”.</text:p>
      <text:p text:style-name="P3"><text:span text:style-name="T7">ex03</text:span><text:span text:style-name="T9">2</text:span><text:span text:style-name="T7"> </text:span><text:span text:style-name="T22">→ </text:span>FATORIAL REPETICAO: Desenvol<text:span text:style-name="T24">v</text:span>a um programa <text:span text:style-name="T18">em que o usuário digite um número e o programa mostre o fatorial desse número e no final pergunte se o usuário quer repetir a operação. </text:span>Use o laço de repetição “do”.</text:p>
      <text:p text:style-name="P3"><text:span text:style-name="T7">ex03</text:span><text:span text:style-name="T9">3</text:span><text:span text:style-name="T7"> </text:span><text:span text:style-name="T22">→</text:span> NUMERO PRIMO: Desenvol<text:span text:style-name="T24">v</text:span>a um programa <text:span text:style-name="T18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7">ex03</text:span><text:span text:style-name="T9">4</text:span><text:span text:style-name="T1"> </text:span>→ SUPER CONTADOR: Desenvol<text:span text:style-name="T24">v</text:span>a um programa <text:span text:style-name="T18">em que o usuário escolha em um menu se quer contar de 0 a 10 ou de 10 a 0. </text:span>Use o laço de repetição “do”.</text:p>
      <text:p text:style-name="P5"><text:span text:style-name="T7">ex03</text:span><text:span text:style-name="T10">5</text:span><text:span text:style-name="T1"> </text:span>→ ESCOLHENDO PESSOAS: Desenvol<text:span text:style-name="T24">v</text:span>a um programa <text:span text:style-name="T18">em que realize o cadastro de homens e mulheres, suas idades e a cor da pele. No final mostre total de homens com mais de 18 anos e cabelos castanhos e o t</text:span>otal de mulheres entre 25 e 30 <text:span text:style-name="T19">anos</text:span> e cabelos loiros. <text:span text:style-name="T20">Menu da cor da pele: </text:span>Preto, Castanho, Loiro <text:span text:style-name="T20">e </text:span>Ruivo. Use o laço de repetição “do”.</text:p>
      <text:p text:style-name="P14">ESTRUTURAS DE REPETIÇÃO “<text:span text:style-name="T21">for”</text:span></text:p>
      <text:p text:style-name="P5"><text:span text:style-name="T7">ex03</text:span><text:span text:style-name="T11">6</text:span><text:span text:style-name="T1"> </text:span>→ CONTAR 1 ATE 10 PARA: Desenvol<text:span text:style-name="T24">v</text:span>a um programa <text:span text:style-name="T18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24">v</text:span>a um programa <text:span text:style-name="T18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24">v</text:span>a um programa <text:span text:style-name="T18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24">v</text:span>a um programa <text:span text:style-name="T18">em que o usuário digite até 6 valores e no final o programa apresente o total de valores entre 0 e 10; e a</text:span> soma d<text:span text:style-name="T25">esses</text:span> valores <text:span text:style-name="T25">entre 0 e 10 que forem</text:span> impares. <text:span text:style-name="T18">Use a estrutura de repetiçao “for”.</text:span></text:p>
      <text:p text:style-name="P8"><text:span text:style-name="T14">ex0</text:span><text:span text:style-name="T13">40</text:span><text:span text:style-name="T1"> </text:span>→ COMBINACOES: Desenvol<text:span text:style-name="T24">v</text:span>a um programa <text:span text:style-name="T18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24">v</text:span>a um programa <text:span text:style-name="T18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25">Desenvolva um programa em que o usuário digite 5 valores e no final ele apresente: a soma dos valores, <text:s/>a média entre os </text:span><text:soft-page-break/><text:span text:style-name="T25">valores, quantos são divisíveis por 5, quantos são nulos e a soma dos valores pares. Use a estrutura de repetiçao “for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7-20T22:03:30.527734104</dc:date>
    <meta:editing-duration>PT4H48M46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3" meta:paragraph-count="32" meta:word-count="910" meta:character-count="5090" meta:non-whitespace-character-count="4210"/>
  </office:meta>
</office:document-meta>
</file>